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fo:language="en" fo:country="US" style:font-size-asian="12pt" style:font-size-complex="12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US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Οι </text:span><text:span text:style-name="T2">FIFO</text:span><text:span text:style-name="T1"> ουρές αποτελούν μια από της πιο ευρέως διαδεδομένες δομές δεδομένων. Έχουν μελετηθεί σε βάθος στη βιβλιογραφία και χρησιμοποιούνται σε πολλά προγραμματιστικά περιβάλλοντα. Προκειμένου να διατηρηθεί η συνέπεια της δομής σε περιβάλλον με πολλά παράλληλα νήματα, είναι απαραίτητος ο συγχρονισμός μεταξύ τους. Είναι μια δομή που από τη φύση της παρουσιάζει χαμηλή παραλληλία, αφού όλα τα </text:span><text:span text:style-name="T2">reads</text:span><text:span text:style-name="T1"> και </text:span><text:span text:style-name="T2">writes</text:span><text:span text:style-name="T1"> γίνονται στη κεφαλή και την ουρά, σημεία που αποτελούν </text:span><text:span text:style-name="T2">hot</text:span><text:span text:style-name="T1"> </text:span><text:span text:style-name="T2">spots</text:span><text:span text:style-name="T1">. Έτσι, αναμένουμε η δομή αυτή να μην κλιμακώνει καλά , όσο ο αριθμός των </text:span><text:span text:style-name="T2">threads</text:span><text:span text:style-name="T1"> που επιχειρούν ταυτόχρονη πρόσβαση αυξάνεται. </text:span></text:p>
      <text:p text:style-name="Standard"><text:span text:style-name="T1">Ωστόσο, σε πολλές εφαρμογές, υπάρχει η ανάγκη πολλά </text:span><text:span text:style-name="T2">threads</text:span><text:span text:style-name="T1"> να επικοινωνούν με μια κοινή ουρά, η οποία μάλιστα να μπορεί πολλές φορές να δέχεται πολλά </text:span><text:span text:style-name="T2">operations</text:span><text:span text:style-name="T1"> ανά δευτερόλεπτο. Για το λόγο αυτό, οι </text:span><text:span text:style-name="T2">concurrent</text:span><text:span text:style-name="T1"> <text:s/>υλοποιήσεις για </text:span><text:span text:style-name="T2">FIFO</text:span><text:span text:style-name="T1"> ουρές έχουν τόσο θεωρητικό όσο και πρακτικό ενδιαφέρον.</text:span></text:p>
      <text:p text:style-name="Standard"><text:span text:style-name="T1">Δεδομένης της μικρής παραλληλίας που προσφέρει η δομή, το ζήτημα της καλής επίδοσης μετατοπίζεται στην εύρεση ενός τρόπου συγχρονισμού των </text:span><text:span text:style-name="T2">threads</text:span><text:span text:style-name="T1"> με χαμηλή συμφόρηση, καθώς και στην, όσο γίνεται , καλύτερη συμπεριφορά προς τη </text:span><text:span text:style-name="T2">cache</text:span><text:span text:style-name="T1">.</text:span></text:p>
      <text:p text:style-name="Standard"><text:span text:style-name="T2">H</text:span><text:span text:style-name="T1"> πρώτη υλοποίηση ακολούθησε μια </text:span><text:span text:style-name="T2">naive</text:span><text:span text:style-name="T1">, </text:span><text:span text:style-name="T2">coarse</text:span><text:span text:style-name="T1"> </text:span><text:span text:style-name="T2">grain</text:span><text:span text:style-name="T1"> λογική. Εισάγουμε ένα </text:span><text:span text:style-name="T2">global</text:span><text:span text:style-name="T1"> </text:span><text:span text:style-name="T2">lock</text:span><text:span text:style-name="T1"> , το οποίο κάθε </text:span><text:span text:style-name="T2">thread</text:span><text:span text:style-name="T1"> προσπαθεί να πάρει στην αρχή κάθε </text:span><text:span text:style-name="T2">operation</text:span><text:span text:style-name="T1"> που εκτελεί(</text:span><text:span text:style-name="T2">enqueue</text:span><text:span text:style-name="T1"> ή </text:span><text:span text:style-name="T2">dequeue</text:span><text:span text:style-name="T1">). Η επίδοση φυσικά δεν είναι <text:s/>καλή και <text:s/>η υλοποίηση δε κλιμακώνει. Ο λόγος είναι ότι μόνο ένα </text:span><text:span text:style-name="T2">thread</text:span><text:span text:style-name="T1"> <text:s/>μπορεί να εκτελεί κάποια λειτουργία στη δομή κάθε φορά, ενώ τα υπόλοιπα αναλώνονται σε </text:span><text:span text:style-name="T2">busy</text:span><text:span text:style-name="T1"> </text:span><text:span text:style-name="T2">waiting</text:span><text:span text:style-name="T1"> πάνω στο </text:span><text:span text:style-name="T2">lock</text:span><text:span text:style-name="T1">. Ακόμα και όταν υλοποιήσαμε και χρησιμοποιήσαμε </text:span><text:span text:style-name="T2">TTEST</text:span><text:span text:style-name="T1">(</text:span><text:span text:style-name="T2">Test</text:span><text:span text:style-name="T1"> </text:span><text:span text:style-name="T2">and</text:span><text:span text:style-name="T1"> </text:span><text:span text:style-name="T2">Test</text:span><text:span text:style-name="T1"> </text:span><text:span text:style-name="T2">and</text:span><text:span text:style-name="T1"> </text:span><text:span text:style-name="T2">Set</text:span><text:span text:style-name="T1">) </text:span><text:span text:style-name="T2">lock</text:span><text:span text:style-name="T1">, που μειώνει τη συμφόρηση στο διάδρομο μνήμης λόγω του </text:span><text:span text:style-name="T2">coherence</text:span><text:span text:style-name="T1"> </text:span><text:span text:style-name="T2">protocol</text:span><text:span text:style-name="T1">, η καθυστέρηση κάθε </text:span><text:span text:style-name="T2">thread</text:span><text:span text:style-name="T1"> ήταν υψηλή.</text:span></text:p>
      <text:p text:style-name="Standard"><text:span text:style-name="T1">Ένα άλλο χαρακτηριστικό είναι ότι η καθυστέρηση αυξάνεται ραγδαία όταν, ο αριθμός των παράλληλων </text:span><text:span text:style-name="T2">threads</text:span><text:span text:style-name="T1"> ξεπερνά των αριθμό των διαθέσιμων πυρήνων. Σε αυτή τη περίπτωση, περισσότερα του ενός </text:span><text:span text:style-name="T2">threads</text:span><text:span text:style-name="T1"> τρέχουν στον ίδιο επεξεργαστή, με αποτέλεσμα αν το </text:span><text:span text:style-name="T2">threads</text:span><text:span text:style-name="T1"> που κατέχει το </text:span><text:span text:style-name="T2">lock</text:span><text:span text:style-name="T1"> <text:s/>ανασταλεί από τον </text:span><text:span text:style-name="T2">scheduler</text:span><text:span text:style-name="T1"> και κάποιο άλλο πάρει τον επεξεργαστή, κανένα </text:span><text:span text:style-name="T2">threads</text:span><text:span text:style-name="T1"> <text:s/>δε θα προοδεύσει μέχρι να αφήσει το </text:span><text:span text:style-name="T2">lock</text:span><text:span text:style-name="T1"> το αρχικό </text:span><text:span text:style-name="T2">thread</text:span><text:span text:style-name="T1">. Αυτό είναι ένα γενικό πρόβλημα που παρουσιάζουν οι </text:span><text:span text:style-name="T2">locking</text:span><text:span text:style-name="T1"> υλοποιήσεις : Αν κάποιο </text:span><text:span text:style-name="T2">thread</text:span><text:span text:style-name="T1"> <text:s/>που βρίσκεται μέσα σε </text:span><text:span text:style-name="T2">critical</text:span><text:span text:style-name="T1"> </text:span><text:span text:style-name="T2">section</text:span><text:span text:style-name="T1"> δεχτεί καθυστέρηση, ο πρόοδος των υπολοίπων αναστέλλεται και η επίδοση πέφτει σημαντικά.</text:span></text:p>
      <text:p text:style-name="Standard"><text:soft-page-break/><text:span text:style-name="T1">//</text:span><text:span text:style-name="T2">global lock benchmark here??</text:span></text:p>
      <text:p text:style-name="Standard"><text:span text:style-name="T1">Για το σκοπό αυτό, στις </text:span><text:span text:style-name="T2">FIFO</text:span><text:span text:style-name="T1"> ουρές, αλλά και γενικά στις δομές δεδομένων, έχει γίνει προσπάθεια <text:s/>να βρεθούν βιώσιμες , </text:span><text:span text:style-name="T2">lock</text:span><text:span text:style-name="T1"> –</text:span><text:span text:style-name="T2">free</text:span><text:span text:style-name="T1"> υλοποιήσεις. Η πρώτη επιτυχημένη υλοποίηση για </text:span><text:span text:style-name="T2">lock</text:span><text:span text:style-name="T1">-</text:span><text:span text:style-name="T2">free</text:span><text:span text:style-name="T1"> </text:span><text:span text:style-name="T2">FIFO</text:span><text:span text:style-name="T1"> </text:span><text:span text:style-name="T2">queue</text:span><text:span text:style-name="T1"> έγινε από τους </text:span><text:span text:style-name="T2">Michael</text:span><text:span text:style-name="T1"> και </text:span><text:span text:style-name="T2">Scott</text:span><text:span text:style-name="T1"> και αποτελεί μέτρο σύγκρισης για τις μετέπειτα προσπάθειες.</text:span></text:p>
      <text:p text:style-name="Standard"><text:span text:style-name="T1">Η ουρά υλοποιείται σαν απλή συνδεδεμένη λίστα , με ένα δείκτη </text:span><text:span text:style-name="T2">Head</text:span><text:span text:style-name="T1"> στην αρχή της ουράς, απ’ όπου γίνονται </text:span><text:span text:style-name="T2">dequeues</text:span><text:span text:style-name="T1"> και ένα δείκτη </text:span><text:span text:style-name="T2">Tail</text:span><text:span text:style-name="T1"> στο τέλος όπου προσθέτουμε καινούργιους κόμβους στην ουρά. Ο κόμβος στον οποίο δείχνει ο Head θεωρείται </text:span><text:span text:style-name="T2">dummy</text:span><text:span text:style-name="T1"> </text:span><text:span text:style-name="T2">node</text:span><text:span text:style-name="T1"> και χρησιμοποιείται για να εξασφαλίσουμε ότι δε θα μείνει άδεια η ουρά.</text:span></text:p>
      <text:p text:style-name="Standard"><text:span text:style-name="T1">Στη βάση του, ο αλγόριθμος χρησιμοποιεί </text:span><text:span text:style-name="T2">atomic</text:span><text:span text:style-name="T1"> </text:span><text:span text:style-name="T2">operations</text:span><text:span text:style-name="T1"> (και συγκεκριμένα </text:span><text:span text:style-name="T2">Compare</text:span><text:span text:style-name="T1">-</text:span><text:span text:style-name="T2">And</text:span><text:span text:style-name="T1">-</text:span><text:span text:style-name="T2">Swap</text:span><text:span text:style-name="T1">) για να μεταβάλει ατομικά τους κατάλληλους δείκτες. <text:s/>Κάθε φορά που ελέγχουμε ώστε να βεβαιωθούμε ότι έχουμε συνεπή εικόνα για τις μεταβλητές που θέλουμε να μεταβάλλουμε ατομικά.</text:span></text:p>
      <text:p text:style-name="Standard"><text:span text:style-name="T1"><text:s/>Όπως φαίνεται και από το παρακάτω σχήμα, ένα </text:span><text:span text:style-name="T2">enqueue</text:span><text:span text:style-name="T1"> απαιτεί 2 </text:span><text:span text:style-name="T2">atomic</text:span><text:span text:style-name="T1"> </text:span><text:span text:style-name="T2">operations</text:span><text:span text:style-name="T1">: ένα για να συνδέσουμε τον τελευταίο κόμβο με τον καινούργιο που προσπαθούμε να εισάγουμε, και ένα για να κάνουμε τον </text:span><text:span text:style-name="T2">Tail</text:span><text:span text:style-name="T1"> να δείχνει στον τελευταίο κόμβο της λίστας.</text:span></text:p>
      <text:p text:style-name="Standard"><text:span text:style-name="T1">// εικόνα 1 από το </text:span><text:span text:style-name="T2">optimistic</text:span><text:span text:style-name="T1"> </text:span><text:span text:style-name="T2">paper</text:span></text:p>
      <text:p text:style-name="Standard"><text:span text:style-name="T1">Αντίθετα, για να αφαιρέσουμε κόμβο από την ουρά, αρκεί ένα </text:span><text:span text:style-name="T2">C</text:span><text:span text:style-name="T1">-</text:span><text:span text:style-name="T2">A</text:span><text:span text:style-name="T1">-</text:span><text:span text:style-name="T2">S</text:span><text:span text:style-name="T1"> <text:s/>για να ενημερωθεί η τιμή του </text:span><text:span text:style-name="T2">Head</text:span><text:span text:style-name="T1">.</text:span></text:p>
      <text:p text:style-name="Standard"><text:span text:style-name="T1">//κωδικας για </text:span><text:span text:style-name="T2">enq-deq??</text:span></text:p>
      <text:p text:style-name="Standard"><text:span text:style-name="T1">Επειδή ανά πάσα στιγμή, κατά τη διάρκεια της εκτέλεσης ενός </text:span><text:span text:style-name="T2">thread</text:span><text:span text:style-name="T1">, οι μεταβλητές </text:span><text:span text:style-name="T2">Head</text:span><text:span text:style-name="T1"> και Τ</text:span><text:span text:style-name="T2">ail</text:span><text:span text:style-name="T1"> μπορούν να αλλάξουν τιμή, πολλές φορές τα </text:span><text:span text:style-name="T2">atomic</text:span><text:span text:style-name="T1"> </text:span><text:span text:style-name="T2">operations</text:span><text:span text:style-name="T1"> αποτυγχάνουν και η εκτέλεση ξεκινάει από την αρχή : διάβασμα του νέου </text:span><text:span text:style-name="T2">Head</text:span><text:span text:style-name="T1">/</text:span><text:span text:style-name="T2">Tail</text:span><text:span text:style-name="T1"> και προσπάθεια αλλαγής του με ατομικό τρόπο. Επίσης, επειδή για να έχουμε επιτυχημένο </text:span><text:span text:style-name="T2">enqueue</text:span><text:span text:style-name="T1">, πρέπει να είναι επιτυχημένα και τα δύο </text:span><text:span text:style-name="T2">CAS</text:span><text:span text:style-name="T1"> που απαιτούνται, είναι πιθανόν ο κόμβος να προστεθεί στην ουρά χωρίς όμως να αλλάξει η τιμή του </text:span><text:span text:style-name="T2">Tail</text:span><text:span text:style-name="T1">, δηλαδή να </text:span><text:span text:style-name="T2">Tail</text:span><text:span text:style-name="T1"> να μη δείχνει πλέον στο τελευταίο κόμβο. Για το λόγο αυτό, τόσο στο </text:span><text:span text:style-name="T2">enqueue</text:span><text:span text:style-name="T1"> όσο και </text:span><text:span text:style-name="T2">sto</text:span><text:span text:style-name="T1"> </text:span><text:span text:style-name="T2">dequeue</text:span><text:span text:style-name="T1">, γίνεται έλεγχος και διόρθωση του δείκτη </text:span><text:span text:style-name="T2">Tail</text:span><text:span text:style-name="T1">.</text:span></text:p>
      <text:p text:style-name="Standard"><text:soft-page-break/><text:span text:style-name="T1">Ένα από τα προβλήματα που προκύπτει κατά την υλοποίηση αυτού του αλγορίθμου, αλλά και γενικά σε μεθόδους που χρησιμοποιούν </text:span><text:span text:style-name="T2">C</text:span><text:span text:style-name="T1">-</text:span><text:span text:style-name="T2">A</text:span><text:span text:style-name="T1">-</text:span><text:span text:style-name="T2">S</text:span><text:span text:style-name="T1"> για συγχρονισμό , είναι το λεγόμενο </text:span><text:span text:style-name="T2">ABA</text:span><text:span text:style-name="T1"> πρόβλημα. Συνοπτικά, το πρόβλημα περιγράφεται από το εξής σενάριο: Μια διεργασία διαβάσει τη τιμή Α από μια θέση μνήμης και στη συνέχεια <text:s/>δέχεται μια καθυστέρηση. Στο ενδιάμεσο, μια άλλη διεργασία γράφει Β στην ίδια θέση μνήμης και στη συνέχεια την επαναφέρει ξανά σε κατάσταση Α. Η πρώτη διεργασία θα δει τη θέση μνήμης σε κατάσταση Α και το </text:span><text:span text:style-name="T2">C</text:span><text:span text:style-name="T1">-</text:span><text:span text:style-name="T2">A</text:span><text:span text:style-name="T1">-</text:span><text:span text:style-name="T2">S</text:span><text:span text:style-name="T1"> θα επιτύχει , χωρίς να έχει επίγνωση ότι η κατάσταση της μεταβλητής άλλαξε στο ενδιάμεσο. </text:span><text:span text:style-name="T2">To</text:span><text:span text:style-name="T1"> πρόβλημα αυτό σχετίζεται με τη έλλειψη </text:span><text:span text:style-name="T2">garbage</text:span><text:span text:style-name="T1"> </text:span><text:span text:style-name="T2">collector</text:span><text:span text:style-name="T1"> ή άλλου κατάλληλου μηχανισμού που εξασφαλίζει ότι δε μπορούμε να απελευθερώσουμε θέσεις μνήμης στις οποίες υπάρχει ακόμα κάποιο </text:span><text:span text:style-name="T2">reference</text:span><text:span text:style-name="T1"> .</text:span></text:p>
      <text:p text:style-name="Standard"><text:span text:style-name="T1">Για να λύσουμε αυτό το πρόβλημα επιλέξαμε να χρησιμοποιήσουμε </text:span><text:span text:style-name="T2">modifications</text:span><text:span text:style-name="T1"> </text:span><text:span text:style-name="T2">counters</text:span><text:span text:style-name="T1"> για κάθε </text:span><text:span text:style-name="T2">pointer</text:span><text:span text:style-name="T1"> που μας ενδιαφέρει, τους οποίους αυξάνουμε σε κάθε επιτυχημένο </text:span><text:span text:style-name="T2">C</text:span><text:span text:style-name="T1">-</text:span><text:span text:style-name="T2">A</text:span><text:span text:style-name="T1">-</text:span><text:span text:style-name="T2">S</text:span><text:span text:style-name="T1">. </text:span><text:span text:style-name="T2">To</text:span><text:span text:style-name="T1"> </text:span><text:span text:style-name="T2">atomic</text:span><text:span text:style-name="T1"> </text:span><text:span text:style-name="T2">operation</text:span><text:span text:style-name="T1"> τώρα δε γίνεται μεμονωμένα στον δείκτη άλλα στο ζεύγος &lt;δείκτης,</text:span><text:span text:style-name="T2">modification</text:span><text:span text:style-name="T1"> </text:span><text:span text:style-name="T2">counter</text:span><text:span text:style-name="T1">&gt; το οποίο το μεταχειριζόμαστε σαν ενιαία μεταβλητή. Έτσι είμαστε αναγκασμένοι να κάνουμε τις αλλαγές στους δείκτες με μη παραδοσιακό τρόπο, σαν τμήμα μιας μεταβλητής, χρησιμοποιώντας εντολές για </text:span><text:span text:style-name="T2">bit</text:span><text:span text:style-name="T1"> </text:span><text:span text:style-name="T2">shifting</text:span><text:span text:style-name="T1">. Εναλλακτικά, στη βιβλιογραφία υπάρχουν άλλοι τρόποι για να λυθεί το </text:span><text:span text:style-name="T2">ABA</text:span><text:span text:style-name="T1"> </text:span><text:span text:style-name="T2">problem</text:span><text:span text:style-name="T1">, όπως για παράδειγμα η χρήση </text:span><text:span text:style-name="T2">reference</text:span><text:span text:style-name="T1"> </text:span><text:span text:style-name="T2">counters</text:span><text:span text:style-name="T1"> που δεν απαιτεί τη συνένωση </text:span><text:span text:style-name="T2">pointer</text:span><text:span text:style-name="T1"> και </text:span><text:span text:style-name="T2">counter</text:span><text:span text:style-name="T1">. <text:s/></text:span></text:p>
      <text:p text:style-name="Standard"><text:span text:style-name="T1">Το αποτέλεσμα είναι μια </text:span><text:span text:style-name="T2">lock</text:span><text:span text:style-name="T1">-</text:span><text:span text:style-name="T2">free</text:span><text:span text:style-name="T1"> υλοποίηση, που δεν απαιτεί κεντρικό κλείδωμα της δομής, αφήνει τα </text:span><text:span text:style-name="T2">threads</text:span><text:span text:style-name="T1"> να προχωρούν όλα μαζί και η επίδοση είναι ανεπηρέαστη από τυχαίες <text:s/>καθυστερήσεις που μπορεί να δεχθεί κάποιο </text:span><text:span text:style-name="T2">thread</text:span><text:span text:style-name="T1">. Εμφανίζει έτσι βελτιωμένη επίδοση σε σχέση με το </text:span><text:span text:style-name="T2">global</text:span><text:span text:style-name="T1">-</text:span><text:span text:style-name="T2">lock</text:span><text:span text:style-name="T1"> υλοποίηση , ειδικά σε περιπτώσεις που τα </text:span><text:span text:style-name="T2">threads</text:span><text:span text:style-name="T1"> είναι περισσότερα από τα διαθέσιμα </text:span><text:span text:style-name="T2">cores</text:span><text:span text:style-name="T1">.</text:span></text:p>
      <text:p text:style-name="Standard"><text:span text:style-name="T1">// ίσως γραφική για </text:span><text:span text:style-name="T2">msqueue</text:span></text:p>
      <text:p text:style-name="Standard"><text:span text:style-name="T1">// </text:span><text:span text:style-name="T2">lock</text:span><text:span text:style-name="T1">-</text:span><text:span text:style-name="T2">freeness</text:span><text:span text:style-name="T1">/ορθότητα?</text:span></text:p>
      <text:p text:style-name="P1"/>
      <text:p text:style-name="Standard"><text:span text:style-name="T1">Ένα από τα μειονεκτήματα των </text:span><text:span text:style-name="T2">lock</text:span><text:span text:style-name="T1">-</text:span><text:span text:style-name="T2">free</text:span><text:span text:style-name="T1"> υλοποιήσεων είναι ότι κάθε φορά που ένα </text:span><text:span text:style-name="T2">atomic</text:span><text:span text:style-name="T1"> </text:span><text:span text:style-name="T2">operation</text:span><text:span text:style-name="T1"> αποτυγχάνει, η εκτέλεση ξεκινάει από την αρχή. Πέρα από αυτό , τα ίδια τα </text:span><text:span text:style-name="T2">atomic</text:span><text:span text:style-name="T1"> </text:span><text:span text:style-name="T2">operation</text:span><text:span text:style-name="T1"> εισάγουν καθυστέρηση, αφού απαιτούν συγχρονισμό στη μνήμη. </text:span><text:soft-page-break/><text:span text:style-name="T1">Ειδικά στη περίπτωση αυτή, που απαιτούνται 2 επιτυχή </text:span><text:span text:style-name="T2">atomic</text:span><text:span text:style-name="T1"> </text:span><text:span text:style-name="T2">operations</text:span><text:span text:style-name="T1"> για να ολοκληρωθεί το </text:span><text:span text:style-name="T2">enqueue</text:span><text:span text:style-name="T1">, συμβαίνει συχνά κάποιο </text:span><text:span text:style-name="T2">thread</text:span><text:span text:style-name="T1"> να επαναλαμβάνει την εκτέλεση του ξανά και ξανά μέχρι να γίνει σωστά. Για το λόγο αυτό θα θέλαμε όσο γίνεται να <text:s/>μειώσουμε τα σημεία συγχρονισμού, δηλαδή τα σημεία στα οποία γίνεται </text:span><text:span text:style-name="T2">atomic</text:span><text:span text:style-name="T1"> </text:span><text:span text:style-name="T2">operation</text:span><text:span text:style-name="T1">.</text:span></text:p>
      <text:p text:style-name="Standard"><text:span text:style-name="T1">Μια λύση σε αυτό το πρόβλημα δίνει η επόμενη υλοποίηση που δοκιμάσαμε, από τους </text:span><text:span text:style-name="T2">Ladan</text:span><text:span text:style-name="T1">-</text:span><text:span text:style-name="T2">Mozes</text:span><text:span text:style-name="T1"> και </text:span><text:span text:style-name="T2">Shavit</text:span><text:span text:style-name="T1"> . </text:span><text:span text:style-name="T2">H</text:span><text:span text:style-name="T1"> υλοποίηση αυτή ακολουθεί μια </text:span><text:span text:style-name="T2">optimistic</text:span><text:span text:style-name="T1"> λογική(γι’ αυτό και θα αναφερόμαστε σε αυτή και σαν </text:span><text:span text:style-name="T2">optimistic</text:span><text:span text:style-name="T1"> </text:span><text:span text:style-name="T2">queue</text:span><text:span text:style-name="T1">) , με την έννοια ότι λειτουργεί γρήγορα με βάση την ευνοϊκή περίπτωση που δεν υπάρχει κάποιο </text:span><text:span text:style-name="T2">conflict</text:span><text:span text:style-name="T1"> και αφήνει τα χρονοβόρα </text:span><text:span text:style-name="T2">operations</text:span><text:span text:style-name="T1"> μόνο για τη περίπτωση που παρατηρήθηκε ασυνέπεια στη δομή. Συγκεκριμένα, ένα από τα δύο </text:span><text:span text:style-name="T2">C</text:span><text:span text:style-name="T1">-</text:span><text:span text:style-name="T2">A</text:span><text:span text:style-name="T1">-</text:span><text:span text:style-name="T2">S</text:span><text:span text:style-name="T1"> κατά την </text:span><text:span text:style-name="T2">enqueue</text:span><text:span text:style-name="T1"> αντικαθίσταται <text:s/>με απλό </text:span><text:span text:style-name="T2">local</text:span><text:span text:style-name="T1"> </text:span><text:span text:style-name="T2">store</text:span><text:span text:style-name="T1">, και στην συνέχεια φροντίζει να διορθώσει τη δομή με </text:span><text:span text:style-name="T2">C</text:span><text:span text:style-name="T1">-</text:span><text:span text:style-name="T2">A</text:span><text:span text:style-name="T1">-</text:span><text:span text:style-name="T2">S</text:span><text:span text:style-name="T1"> αν δεν είναι πλέον συνεπής.</text:span></text:p>
      <text:p text:style-name="Standard"><text:span text:style-name="T1">Πρακτικά, η συνδεδεμένη λίστα αλλάζει φορά, με τους δείκτες να δείχνουν από το </text:span><text:span text:style-name="T2">Tail</text:span><text:span text:style-name="T1"> προς το </text:span><text:span text:style-name="T2">Head</text:span><text:span text:style-name="T1">. Έτσι, αρκεί ένα </text:span><text:span text:style-name="T2">C</text:span><text:span text:style-name="T1">-</text:span><text:span text:style-name="T2">A</text:span><text:span text:style-name="T1">-</text:span><text:span text:style-name="T2">S</text:span><text:span text:style-name="T1"> στο </text:span><text:span text:style-name="T2">Tail</text:span><text:span text:style-name="T1"> ώστε να δείχνει στον καινούργιο κόμβο για να ολοκληρωθεί επιτυχώς ένα </text:span><text:span text:style-name="T2">enqueue</text:span><text:span text:style-name="T1">. Βέβαια, για να μπορούμε να έχουμε πρόσβαση στους κόμβου από το </text:span><text:span text:style-name="T2">Head</text:span><text:span text:style-name="T1"> όταν κάνουμε </text:span><text:span text:style-name="T2">dequeue</text:span><text:span text:style-name="T1">, χρειαζόμαστε και δείκτες κατά την αντίθετη φορά, όπως φαίνεται και στο παρακάτω σχήμα.</text:span></text:p>
      <text:p text:style-name="P2"/>
      <text:p text:style-name="Standard"><text:span text:style-name="T1">//</text:span><text:span text:style-name="T2">figure 2 apo optimistic paper</text:span></text:p>
      <text:p text:style-name="P1"/>
      <text:p text:style-name="Standard"><text:span text:style-name="T1">Οι δείκτες και στις δύο κατευθύνσεις μεταβάλλονται με απλά </text:span><text:span text:style-name="T2">stores</text:span><text:span text:style-name="T1">, χωρίς συγχρονισμό. Αυτό εμπεριέχει τον κίνδυνο οι δείκτες κατά την κατεύθυνση </text:span><text:span text:style-name="T2">prev</text:span><text:span text:style-name="T1"> να μην είναι συνεπείς. Για το λόγο αυτό, μόλις διαπιστωθεί ασυνέπεια, καλείται κατάλληλη συνάρτηση( </text:span><text:span text:style-name="T2">FixList</text:span><text:span text:style-name="T1">) που διατρέχει τη λίστα και διορθώνει τους </text:span><text:span text:style-name="T2">pointers</text:span><text:span text:style-name="T1">. Το πόσο συχνά όμως συμβαίνουν ασυνεπείς, έχει να κάνει με τις ατομικές καθυστερήσεις που μπορεί να δεχθεί ένα </text:span><text:span text:style-name="T2">thread</text:span><text:span text:style-name="T1"> και όχι με τη συμφόρηση. Έτσι, ο αριθμός των κλήσεων στην </text:span><text:span text:style-name="T2">FixList</text:span><text:span text:style-name="T1"> παραμένει χαμηλός, ακόμα και όταν ο αριθμός <text:s text:c="2"/>των παράλληλων </text:span><text:span text:style-name="T2">threads</text:span><text:span text:style-name="T1"> μεγαλώνει.</text:span></text:p>
      <text:p text:style-name="Standard"><text:span text:style-name="T1">Για να αποφύγει το </text:span><text:span text:style-name="T2">ABA</text:span><text:span text:style-name="T1"> πρόβλημα αλλά και να εντοπίζει ασυνέπειες στους </text:span><text:span text:style-name="T2">pointers</text:span><text:span text:style-name="T1">, αυτή η υλοποίηση χρησιμοποιεί επίσης </text:span><text:span text:style-name="T2">modification</text:span><text:span text:style-name="T1"> </text:span><text:soft-page-break/><text:span text:style-name="T2">counters</text:span><text:span text:style-name="T1"> που ενσωματώνονται στους δείκτες και αυξάνονται κατά ένα σε κάθε επιτυχημένη </text:span><text:span text:style-name="T2">C</text:span><text:span text:style-name="T1">-</text:span><text:span text:style-name="T2">A</text:span><text:span text:style-name="T1">-</text:span><text:span text:style-name="T2">S</text:span><text:span text:style-name="T1">.</text:span></text:p>
      <text:p text:style-name="Standard"><text:span text:style-name="T2">H</text:span><text:span text:style-name="T1"> διαδικασία της εισαγωγής κόμβου στη λίστα περιλαμβάνει 3 βήματα:</text:span></text:p>
      <text:list xml:id="list943925406034606269" text:style-name="WWNum1">
        <text:list-item>
          <text:p text:style-name="P4"><text:span text:style-name="T1">Αλλαγή του </text:span><text:span text:style-name="T2">next</text:span><text:span text:style-name="T1"> </text:span><text:span text:style-name="T2">pointer</text:span><text:span text:style-name="T1"> στον προς εισαγωγή κόμβο</text:span></text:p>
        </text:list-item>
        <text:list-item>
          <text:p text:style-name="P4"><text:span text:style-name="T2">C</text:span><text:span text:style-name="T1">-</text:span><text:span text:style-name="T2">A</text:span><text:span text:style-name="T1">-</text:span><text:span text:style-name="T2">S</text:span><text:span text:style-name="T1"> στο </text:span><text:span text:style-name="T2">Tail</text:span><text:span text:style-name="T1"> ώστε να δείχνει στον νέο κόμβο</text:span></text:p>
        </text:list-item>
        <text:list-item>
          <text:p text:style-name="P4"><text:span text:style-name="T1">Αλλαγή του </text:span><text:span text:style-name="T2">prev</text:span><text:span text:style-name="T1"> </text:span><text:span text:style-name="T2">pointer</text:span><text:span text:style-name="T1"> του επόμενου κόμβου</text:span></text:p>
        </text:list-item>
      </text:list>
      <text:p text:style-name="Standard"><text:span text:style-name="T1">Κάθε φορά οι αλλαγές στους </text:span><text:span text:style-name="T2">pointers</text:span><text:span text:style-name="T1"> γίνονται μαζί με τους αντίστοιχους </text:span><text:span text:style-name="T2">modification</text:span><text:span text:style-name="T1"> </text:span><text:span text:style-name="T2">counters</text:span><text:span text:style-name="T1">.</text:span></text:p>
      <text:p text:style-name="Standard"><text:span text:style-name="T1">Κάποιο </text:span><text:span text:style-name="T2">thread</text:span><text:span text:style-name="T1"> ενδέχεται να δεχθεί καθυστέρηση ανάμεσα στο βήμα 2 και 3, με αποτέλεσμα να μπουν στην <text:s/>ουρά και άλλοι κόμβοι και έτσι ο </text:span><text:span text:style-name="T2">prev</text:span><text:span text:style-name="T1"> </text:span><text:span text:style-name="T2">pointer</text:span><text:span text:style-name="T1"> να μην δείχνει όντως τον προηγούμενο κόμβο. Επειδή όμως, κάθε <text:s/>φορά που κάποιος κόμβος εισέρχεται στη λίστα(επιτυχημένο </text:span><text:span text:style-name="T2">C</text:span><text:span text:style-name="T1">-</text:span><text:span text:style-name="T2">A</text:span><text:span text:style-name="T1">-</text:span><text:span text:style-name="T2">S</text:span><text:span text:style-name="T1">) αυξάνεται κατά ένα ο </text:span><text:span text:style-name="T2">modification</text:span><text:span text:style-name="T1"> </text:span><text:span text:style-name="T2">counter</text:span><text:span text:style-name="T1"> που γράφεται στον κόμβο, προκύπτει ότι </text:span><text:span text:style-name="T2">pointers</text:span><text:span text:style-name="T1"> γειτονικών κόμβων στη λίστα θα έχουν διαδοχικούς </text:span><text:span text:style-name="T2">modification</text:span><text:span text:style-name="T1"> </text:span><text:span text:style-name="T2">counters</text:span><text:span text:style-name="T1">. Έτσι κατά το </text:span><text:span text:style-name="T2">dequeue</text:span><text:span text:style-name="T1">, αν βρεθεί κόμβος που </text:span><text:span text:style-name="T2">o</text:span><text:span text:style-name="T1"> </text:span><text:span text:style-name="T2">prev</text:span><text:span text:style-name="T1"> </text:span><text:span text:style-name="T2">pointer</text:span><text:span text:style-name="T1"> του δεν έχει σωστό </text:span><text:span text:style-name="T2">modification</text:span><text:span text:style-name="T1"> </text:span><text:span text:style-name="T2">counter</text:span><text:span text:style-name="T1">, καλείται η </text:span><text:span text:style-name="T2">FixList</text:span><text:span text:style-name="T1"> που διατρέχει όλη τη λίστα και διορθώνει τους </text:span><text:span text:style-name="T2">prev</text:span><text:span text:style-name="T1"> </text:span><text:span text:style-name="T2">pointers</text:span><text:span text:style-name="T1">.</text:span></text:p>
      <text:p text:style-name="P1"/>
      <text:p text:style-name="Standard"><text:span text:style-name="T1">Σημειώνουμε ότι πρέπει να υπάρχει ειδική φροντίδα ώστε να υπάρχει πάντα ένας </text:span><text:span text:style-name="T2">dummy</text:span><text:span text:style-name="T1"> </text:span><text:span text:style-name="T2">node</text:span><text:span text:style-name="T1"> στη λίστα και ο </text:span><text:span text:style-name="T2">Tail</text:span><text:span text:style-name="T1"> <text:s/>να μην τον ξεπερνάει. <text:s text:c="2"/></text:span></text:p>
      <text:p text:style-name="Standard"><text:span text:style-name="T1">Το παρακάτω διάγραμμα συγκρίνει τα </text:span><text:span text:style-name="T2">C</text:span><text:span text:style-name="T1">-</text:span><text:span text:style-name="T2">A</text:span><text:span text:style-name="T1">-</text:span><text:span text:style-name="T2">S</text:span><text:span text:style-name="T1"> </text:span><text:span text:style-name="T2">operations</text:span><text:span text:style-name="T1">( επιτυχημένα και μη) που χρειάστηκαν για να εκτελεστούν 1 εκατομμύριο ζεύγη </text:span><text:span text:style-name="T2">enqueue</text:span><text:span text:style-name="T1">/</text:span><text:span text:style-name="T2">dequeue</text:span><text:span text:style-name="T1"> για τις δύο αυτές εκδόσεις. Παρατηρούμε ότι η </text:span><text:span text:style-name="T2">optimistic</text:span><text:span text:style-name="T1"> υλοποίηση πραγματοποιεί αυτό που υπόσχεται , δηλαδή απαιτεί λιγότερα </text:span><text:span text:style-name="T2">C</text:span><text:span text:style-name="T1">-</text:span><text:span text:style-name="T2">A</text:span><text:span text:style-name="T1">-</text:span><text:span text:style-name="T2">S</text:span><text:span text:style-name="T1"> <text:s/>και έχει συνολικά λιγότερα χρονοβόρα, αποτυχημένα </text:span><text:span text:style-name="T2">atomic</text:span><text:span text:style-name="T1"> </text:span><text:span text:style-name="T2">operations</text:span><text:span text:style-name="T1"> καθώς ο αριθμός των παράλληλων </text:span><text:span text:style-name="T2">threads</text:span><text:span text:style-name="T1"> μεγαλώνει.</text:span></text:p>
      <text:p text:style-name="Standard"><text:span text:style-name="T1">//διαγραμμα για </text:span><text:span text:style-name="T2">failed CAS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l" fo:country="GR" style:letter-kerning="true" style:font-name-asian="Droid Sans Fallback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l" fo:country="GR" style:letter-kerning="tru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pampis</meta:initial-creator>
    <dc:creator>mpampis</dc:creator>
    <meta:editing-cycles>21</meta:editing-cycles>
    <meta:creation-date>2014-09-17T10:43:00</meta:creation-date>
    <dc:date>2014-09-17T15:59:00</dc:date>
    <meta:editing-duration>PT5M16S</meta:editing-duration>
    <meta:generator>LibreOffice/4.2.3.3$Linux_X86_64 LibreOffice_project/420m0$Build-3</meta:generator>
    <meta:document-statistic meta:table-count="0" meta:image-count="0" meta:object-count="0" meta:page-count="5" meta:paragraph-count="34" meta:word-count="1564" meta:character-count="10049" meta:non-whitespace-character-count="849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